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style>
    <style:style style:name="T1" style:family="text">
      <style:text-properties style:text-position="super 58%"/>
    </style:style>
    <style:style style:name="T2" style:family="text">
      <style:text-properties style:text-position="0% 100%"/>
    </style:style>
    <style:style style:name="T3"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I Du travail en laboratoire :</text:p>
      <text:p text:style-name="Standard"/>
      <text:p text:style-name="Standard">a) dosage d'ions chlorure</text:p>
      <text:p text:style-name="Standard">c) nouvelle méthode de dosage et compréhension de la divergence des résultats</text:p>
      <text:p text:style-name="Standard">b) test de résistance/besoin de salinité</text:p>
      <text:p text:style-name="Standard"/>
      <text:p text:style-name="Standard">Chaque partie doit être accompagnée des questions qui ont amené à la réalisation de l'expérience, des raisons pour lesquelles il est réalisé, c'est-à dire les objectifs, le déroulement, les difficultés rencontrés, les résultats et les déductions qu'on peut en tirer.</text:p>
      <text:p text:style-name="Standard"/>
      <text:p text:style-name="Standard">Introduction :</text:p>
      <text:p text:style-name="Standard"><text:tab/>Les relevés réalisés sur le terrain nous ont jusqu'ici permis de mettre en relation certaines mesures, comme la sociabilité et la phénologie. Pourtant l'hypothèse principale, qui stipule que la salinité du sol est un facteur prédominant quant à la présence de certaines plantes; reste invérifiable, car les bouteilles d'eau prélevés demeurent non quantifiées. C'est pourquoi il nous faut maintenant réaliser des expériences en laboratoire.</text:p>
      <text:p text:style-name="Standard"/>
      <text:p text:style-name="Standard">a) Dosage d'ions Chlorure :</text:p>
      <text:p text:style-name="Standard">Pour savoir si la salinité a réellement un impact sur la présence de certaines plantes, nous avons mesuré l'évolution de la salinité au cours des trois mois d'observations, à raison d'un relevé par moi. Pour ce faire, nous avons utilisé la méthode de Mohr, qui se base sur le principe de la réaction entre le nitrate d'argent. </text:p>
      <text:p text:style-name="Standard"><text:s text:c="2"/>En effet le nitrate d'argent, dont la formule chimique est Ag<text:span text:style-name="T1">+</text:span><text:span text:style-name="T2"> + NO</text:span><text:span text:style-name="T3">3</text:span><text:span text:style-name="T1">-</text:span><text:span text:style-name="T2">, possède un composé Ag</text:span><text:span text:style-name="T1">+</text:span><text:span text:style-name="T2"> , qui réagit avec les ions chlorure pour former un précipité blanc. Cependant, le nitrate d'argent réagit également avec le chlorure de potassium, formant un précipité rougeâtre. Or la réaction avec les ions chlorure est prioritaire sur celle du chlorure de potassium. Cela signifie que si on dissout du chlorure de potassium et des ions chlorure dans de l'eau, et que l'on y verse du nitrate d'argent, la réaction avec le chlorure de potassium ne se fera que si tous les ions chlorure ont été consommés par la réaction. En terme de quantité de matière, lorsqu'une mole de nitrate d'argent réagit, une mole d'ions chlorure est consommés. Cela nous permet, par calcul de volume, de verser au compte goutte du nitrate d'argent dans la solution aqueuse jusqu'à ce que le précipité blanc devienne rouge. En comptant les gouttes on peut déterminer la masse d'ions chlorure présente dans l'eau saumâtre de l'étang.</text:span></text:p>
      <text:p text:style-name="P1"><text:s/>Une fois l'expérience et les calculs terminés, les résultats sont les suivants : octobre → 13 g/L, novembre → 14 g/L. Ayant une marge d'erreur assez faible, nous considérons la différence entre ces deux mesures comme bien réelle. Pour interpréter cette faible différence, nous nous sommes questionnés sur l'existence de réelles variations en ce qui concerne la salinité de notre zone d'étude. L'eau d'octobre a été relevée peu après les épisodes cévenols qui inondent la région en automne. La mesure d'un taux de salinité plus faible à ce moment là est donc tangible, mais une différence plus grande nous aurait rendu la certitude quand à cette interprétation.</text:p>
      <text:p text:style-name="P1"/>
      <text:p text:style-name="P1">b) Nouvelle méthode, nouveaux résultats</text:p>
      <text:p text:style-name="Standard"><text:span text:style-name="T2"><text:s text:c="2"/>Toujours dans le doute face à ces données quasiment inexploitables, nous avons décidé d'essayer une nouvelle méthode pour mesurer la salinité de l'eau prélevée, qui consiste à faire évaporer </text:span><text:span text:style-name="T2">l'eau pour peser ensuite le dépôt restant. En réalité le choix de cette méthode a en grande partie été influencé par la difficulté à se procurer du nitrate d'argent et du chromate de potassium pour faire l'expérience en dehors du laboratoire du lycée, car les expériences étaient terminées.</text:span></text:p>
      <text:p text:style-name="P1"><text:s text:c="2"/>Par équivalence de volume, nous avons déterminé une nouvelle valeur de salinité pour le mois de janvier, qui nous a alors paru très étonnante : 41 g/L.</text:p>
      <text:p text:style-name="Standard"><text:span text:style-name="T2"><text:s text:c="2"/>Alors que les deux premières mesures étaient si proche, une valeur si élevée nous a paru louche et nous nous sommes naturellement interrogés sur la fiabilité de la méthode par évaporation. La conclusion que nous avons tirée est que l'eau saumâtre présente d'autres minéraux que les ions </text:span><text:soft-page-break/><text:span text:style-name="T2">chlorure, et que là où le nitrate de potassium réagissait exclusivement avec les ions chlorure, la distillation de l'eau laissait tous les minéraux qui s'y trouvaient. L'obtention d'une valeur si élevée fut dès lors moins extraordinaire. Cependant, pour s'assurer de notre hypothèse, nous avons réalisé des tests de présence d'autres minéraux, comme le cuivre, le zinc, l'aluminium. </text:span></text:p>
      <text:p text:style-name="P1"><text:s text:c="2"/>Finalement nous avons constaté que tous ces minéraux étaient bel et bien présent dans l'eau saumâtre, ce qui expliquait une telle différence de résultat.</text:p>
      <text:p text:style-name="P1"/>
      <text:p text:style-name="Standard"><text:span text:style-name="T2">c</text:span><text:span text:style-name="T2">) test de résistance des plantes à la Salinité :</text:span></text:p>
      <text:p text:style-name="P1"/>
      <text:p text:style-name="P1"><text:s text:c="2"/>A maintes reprises nous avons pu constater que seules trois plantes survivaient à des taux de salinité aussi élevés qu'en sansouire. Pourtant, la question légitime que nous nous posions alors fut de savoir si ces plantes résistaient à de taux de salinité excessivement élevés, où bien si elles ne survivaient que lorsqu'il y'a un taux de sel minimum. </text:p>
      <text:p text:style-name="P1"><text:s text:c="2"/>Pour vérifier ces hypothèses, nous avons déterré trois plants à des stades phénologiques similaires. Puis nous les avons soumis à des niveaux de salinité différents, (0g pour le premier, 6g pour le second et 18g pour le dernier). En renouvellant chaque semaine l'ajout de sel, nous avons observé si les plants qui étaient soumis à des niveau de salinité plus élevés mourraient av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2T17:33:37.396000000</meta:creation-date>
    <dc:date>2018-01-23T07:21:23.15</dc:date>
    <meta:editing-duration>PT40M31S</meta:editing-duration>
    <meta:editing-cycles>4</meta:editing-cycles>
    <meta:generator>OpenOffice/4.1.3$Win32 OpenOffice.org_project/413m1$Build-9783</meta:generator>
    <dc:creator>Silène Godard-Cadillac</dc:creator>
    <meta:document-statistic meta:table-count="0" meta:image-count="0" meta:object-count="0" meta:page-count="2" meta:paragraph-count="19" meta:word-count="839" meta:character-count="5201"/>
  </office:meta>
</office:document-meta>
</file>